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style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officeooo:rsid="0005f67c" officeooo:paragraph-rsid="0005f67c"/>
    </style:style>
    <style:style style:name="P2" style:family="paragraph" style:parent-style-name="Text_20_body">
      <style:paragraph-properties fo:text-align="justify" style:justify-single-word="false"/>
      <style:text-properties officeooo:rsid="0005f67c" officeooo:paragraph-rsid="0005f67c"/>
    </style:style>
    <style:style style:name="P3" style:family="paragraph" style:parent-style-name="Text_20_body">
      <style:paragraph-properties fo:text-align="justify" style:justify-single-word="false"/>
      <style:text-properties officeooo:rsid="0006ae1c" officeooo:paragraph-rsid="0006ae1c"/>
    </style:style>
    <style:style style:name="P4" style:family="paragraph" style:parent-style-name="Text_20_body">
      <style:paragraph-properties fo:text-align="justify" style:justify-single-word="false"/>
      <style:text-properties style:font-name="monospace" officeooo:rsid="0006ae1c" officeooo:paragraph-rsid="0006ae1c"/>
    </style:style>
    <style:style style:name="P5" style:family="paragraph" style:parent-style-name="Text_20_body">
      <style:text-properties officeooo:rsid="00079692" officeooo:paragraph-rsid="00079692"/>
    </style:style>
    <style:style style:name="P6" style:family="paragraph" style:parent-style-name="Heading_20_1">
      <style:paragraph-properties fo:text-align="justify" style:justify-single-word="false"/>
      <style:text-properties officeooo:rsid="0005f67c" officeooo:paragraph-rsid="0005f67c"/>
    </style:style>
    <style:style style:name="P7" style:family="paragraph" style:parent-style-name="Heading_20_3">
      <style:paragraph-properties fo:text-align="justify" style:justify-single-word="false"/>
      <style:text-properties officeooo:rsid="0005f67c" officeooo:paragraph-rsid="0005f67c"/>
    </style:style>
    <style:style style:name="P8" style:family="paragraph" style:parent-style-name="Heading_20_3">
      <style:paragraph-properties fo:text-align="justify" style:justify-single-word="false"/>
      <style:text-properties officeooo:rsid="0006ae1c" officeooo:paragraph-rsid="0006ae1c"/>
    </style:style>
    <style:style style:name="P9" style:family="paragraph" style:parent-style-name="Heading_20_3">
      <style:text-properties officeooo:rsid="00079692" officeooo:paragraph-rsid="00079692"/>
    </style:style>
    <style:style style:name="T1" style:family="text">
      <style:text-properties style:font-name="monospace"/>
    </style:style>
    <style:style style:name="T2" style:family="text">
      <style:text-properties style:font-name="Liberation Serif"/>
    </style:style>
    <style:style style:name="T3" style:family="text">
      <style:text-properties officeooo:rsid="0009567e"/>
    </style:style>
    <style:style style:name="T4" style:family="text">
      <style:text-properties officeooo:rsid="000a1aeb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1">Zadanie 2.</text:h>
      <text:h text:style-name="P7" text:outline-level="3">2.1 Opis problemu:</text:h>
      <text:p text:style-name="P2">Sprawdzić eksperymentalnie słuszność stwierdzenia Kahan’a <text:s/>dla wszystkich typów zmiennopozycyjnych w języku <text:span text:style-name="T1">Julia</text:span><text:span text:style-name="T2">. </text:span></text:p>
      <text:h text:style-name="P8" text:outline-level="3">2.2 Rozwiązanie:</text:h>
      <text:p text:style-name="P3">Wyrażenie Kahan’a wygląda następująco:</text:p>
      <text:p text:style-name="P3"><draw:frame draw:style-name="fr1" draw:name="Object1" text:anchor-type="as-char" svg:y="-0.3252in" svg:width="2.1457in" svg:height="0.5228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3">We<text:span text:style-name="T3">ź</text:span>my każdą stałą potrzebną do obliczenia wyrażenia i przedstawmy ją w danym typie. Następnie obliczmy powyższe wyrażenie.</text:p>
      <text:h text:style-name="P8" text:outline-level="3">2.3 Wyniki:</text:h>
      <text:p text:style-name="P3">Poniżej przedstawione są wyniki jakie daje program <text:span text:style-name="T1">z2.jl</text:span><text:span text:style-name="T2">, wyświetla on wartość obliczoną dzięki wyrażeniu Kahan’a oraz za pomocą funkcji </text:span><text:span text:style-name="T1">eps()</text:span><text:span text:style-name="T2">. Ponadto wyświetla on binarną reprezentację każdej liczby.</text:span></text:p>
      <text:p text:style-name="P4">Float16</text:p>
      <text:p text:style-name="P4">Kahan: -0.000977 | eps(): 0.000977</text:p>
      <text:p text:style-name="P4">Kahan: 1001010000000000 | eps(): 0001010000000000</text:p>
      <text:p text:style-name="P4">Float32</text:p>
      <text:p text:style-name="P4">Kahan: 1.1920929e-7 | eps(): 1.1920929e-7</text:p>
      <text:p text:style-name="P4">Kahan: 00110100000000000000000000000000 | eps(): 00110100000000000000000000000000</text:p>
      <text:p text:style-name="P4">Float64</text:p>
      <text:p text:style-name="P4">Kahan: -2.220446049250313e-16 | eps(): 2.220446049250313e-16</text:p>
      <text:p text:style-name="P4">Kahan: 1011110010110000000000000000000000000000000000000000000000000000 | eps(): 0011110010110000000000000000000000000000000000000000000000000000</text:p>
      <text:h text:style-name="P9" text:outline-level="3"><text:soft-page-break/>2.4 Wnioski:</text:h>
      <text:p text:style-name="P5">Eksperym<text:span text:style-name="T4">e</text:span>ntalne sprawdzenie poprawności stwierdzenia Kahan’a przeszło prawidłowo z dokładnością do znaku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officeooo:rsid="0005f67c" officeooo:paragraph-rsid="0005f67c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Bartosz Banasik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2T12:41:56.545763321</meta:creation-date>
    <dc:date>2017-10-22T19:55:27.113236905</dc:date>
    <meta:editing-duration>PT11M56S</meta:editing-duration>
    <meta:editing-cycles>4</meta:editing-cycles>
    <meta:generator>LibreOffice/5.3.6.1$Linux_X86_64 LibreOffice_project/30m0$Build-1</meta:generator>
    <meta:document-statistic meta:table-count="0" meta:image-count="0" meta:object-count="1" meta:page-count="2" meta:paragraph-count="21" meta:word-count="117" meta:character-count="1094" meta:non-whitespace-character-count="995"/>
  </office:meta>
</office:document-meta>
</file>

<file path=Object 1/content.xml><?xml version="1.0" encoding="utf-8"?>
<math xmlns="http://www.w3.org/1998/Math/MathML" display="block">
  <semantics>
    <mrow>
      <mi mathvariant="italic">macheps</mi>
      <mo stretchy="false">=</mo>
      <mrow>
        <mrow>
          <mn>3</mn>
          <mo stretchy="false">⋅</mo>
          <mrow>
            <mo fence="true" stretchy="false">(</mo>
            <mrow>
              <mrow>
                <mfrac>
                  <mn>4</mn>
                  <mn>3</mn>
                </mfrac>
                <mo stretchy="false">−</mo>
                <mn>1</mn>
              </mrow>
            </mrow>
            <mo fence="true" stretchy="false">)</mo>
          </mrow>
        </mrow>
        <mo stretchy="false">−</mo>
        <mn>1</mn>
      </mrow>
    </mrow>
    <annotation encoding="StarMath 5.0">macheps = 3 cdot ({4} over {3} - 1 ) - 1</annotation>
  </semantics>
</math>
</file>